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BrowserSecure_5_script_mode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BrowserSecure_5_script_model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.Mode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BrowserSecure_5_script_model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_BrowserSecure_5_script_model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BrowserSecure_5_script_model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_BrowserSecure_5_script_model.test_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